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5b17e" officeooo:paragraph-rsid="0015b17e" style:font-size-asian="14pt" style:font-size-complex="14pt"/>
    </style:style>
    <style:style style:name="P2" style:family="paragraph" style:parent-style-name="Standard">
      <style:text-properties fo:font-size="14pt" officeooo:rsid="00183e72" officeooo:paragraph-rsid="00183e72" style:font-size-asian="14pt" style:font-size-complex="14pt"/>
    </style:style>
    <style:style style:name="P3" style:family="paragraph" style:parent-style-name="Standard">
      <style:text-properties fo:font-size="14pt" officeooo:rsid="0015b17e" officeooo:paragraph-rsid="0015b17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Automotive Interview Questions:</text:p>
      <text:p text:style-name="P1"/>
      <text:p text:style-name="P1"/>
      <text:p text:style-name="P1">-- what is function pointer?</text:p>
      <text:p text:style-name="P1"/>
      <text:p text:style-name="P1">-- why we need a function pointer?</text:p>
      <text:p text:style-name="P1"/>
      <text:p text:style-name="P1">-- where do we use function pointer?</text:p>
      <text:p text:style-name="P1"/>
      <text:p text:style-name="P1">-- what is a call-back function?</text:p>
      <text:p text:style-name="P1"/>
      <text:p text:style-name="P1">-- why we need call-back function?</text:p>
      <text:p text:style-name="P1"/>
      <text:p text:style-name="P1">-- Difference between</text:p>
      <text:p text:style-name="P1"><text:tab/>-- macro &amp; inline function</text:p>
      <text:p text:style-name="P1"><text:tab/>-- normal function &amp; inline function</text:p>
      <text:p text:style-name="P1"/>
      <text:p text:style-name="P1">-- Structure:</text:p>
      <text:p text:style-name="P1"><text:tab/>-- why padding? Is it useful? </text:p>
      <text:p text:style-name="P1"><text:tab/>-- what is packing? Why packing? </text:p>
      <text:p text:style-name="P1"><text:tab/>-- Bit-fields and its advantages</text:p>
      <text:p text:style-name="P1"/>
      <text:p text:style-name="P1">-- Union: </text:p>
      <text:p text:style-name="P1"><text:tab/>-- Appications</text:p>
      <text:p text:style-name="P1"/>
      <text:p text:style-name="P1">-- Program to maintain a record of 10 student names and their percentage(or marks) </text:p>
      <text:p text:style-name="P1"><text:s text:c="4"/>and retrive the marks corresponding to the name given as input by user.</text:p>
      <text:p text:style-name="P1"><text:s text:c="4"/>( Try it by initializing directly and also by taking input from user) </text:p>
      <text:p text:style-name="P1"/>
      <text:p text:style-name="P1">-- Find number of bits set in a given number in more optimized way</text:p>
      <text:p text:style-name="P1"/>
      <text:p text:style-name="P2">Any many cross questions while discus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2:09:22.108915363</meta:creation-date>
    <dc:date>2016-09-22T12:30:34.736139786</dc:date>
    <meta:editing-duration>PT5M9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20" meta:word-count="131" meta:character-count="756" meta:non-whitespace-character-count="626"/>
  </office:meta>
</office:document-meta>
</file>